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e53a8" officeooo:paragraph-rsid="000e53a8"/>
    </style:style>
    <style:style style:name="T1" style:family="text">
      <style:text-properties officeooo:rsid="000ea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ordered notes</text:p>
      <text:p text:style-name="P1"/>
      <text:p text:style-name="P1"/>
      <text:p text:style-name="P1"><text:span text:style-name="T1">Creating development v</text:span>ersion<text:span text:style-name="T1">s</text:span> of analysis application</text:p>
      <text:p text:style-name="P1">-----------------------------------------------------</text:p>
      <text:p text:style-name="P1"/>
      <text:p text:style-name="P1">Copy the whole folder of the application to same level with a different name, e.g. append a version suffix. In the import section in the start script change the import name to the above created folder name. Done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10:24:28.095000000</dc:date>
    <dc:creator>Konstantin Klementiev</dc:creator>
    <meta:editing-duration>PT5M26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4" meta:word-count="47" meta:character-count="333" meta:non-whitespace-character-count="290"/>
  </office:meta>
</office:document-meta>
</file>